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="Arrow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276cm" draw:marker-end="Arrow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="Arrow" draw:marker-start-width="0.276cm" draw:marker-end="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Times New Roman"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255cm" svg:y1="11.795cm" svg:x2="12.049cm" svg:y2="11.795cm">
          <text:p/>
        </draw:line>
        <draw:line draw:style-name="gr1" draw:text-style-name="P1" draw:layer="layout" svg:x1="12.684cm" svg:y1="11.795cm" svg:x2="15.478cm" svg:y2="11.795cm">
          <text:p/>
        </draw:line>
        <draw:line draw:style-name="gr1" draw:text-style-name="P1" draw:layer="layout" svg:x1="16.113cm" svg:y1="11.795cm" svg:x2="18.907cm" svg:y2="11.795cm">
          <text:p/>
        </draw:line>
        <draw:line draw:style-name="gr1" draw:text-style-name="P1" draw:layer="layout" svg:x1="12.684cm" svg:y1="10.017cm" svg:x2="18.907cm" svg:y2="10.017cm">
          <text:p/>
        </draw:line>
        <draw:line draw:style-name="gr1" draw:text-style-name="P1" draw:layer="layout" svg:x1="5.826cm" svg:y1="11.795cm" svg:x2="8.62cm" svg:y2="11.795cm">
          <text:p/>
        </draw:line>
        <draw:line draw:style-name="gr1" draw:text-style-name="P1" draw:layer="layout" svg:x1="5.826cm" svg:y1="10.017cm" svg:x2="12.049cm" svg:y2="10.017cm">
          <text:p/>
        </draw:line>
        <draw:line draw:style-name="gr2" draw:text-style-name="P1" draw:layer="layout" svg:x1="10.652cm" svg:y1="11.795cm" svg:x2="10.652cm" svg:y2="10.017cm">
          <text:p/>
        </draw:line>
        <draw:path draw:style-name="gr3" draw:text-style-name="P1" draw:layer="layout" svg:width="3.468cm" svg:height="2.225cm" draw:transform="skewX (-0.304210888622612) rotate (2.46841916109558) translate (9.8081563444379cm 13.9517695330876cm)" svg:viewBox="0 0 3469 2226" svg:d="M0 2226c2619-1 3469-2226 3469-2226">
          <text:p/>
        </draw:path>
        <draw:line draw:style-name="gr4" draw:text-style-name="P1" draw:layer="layout" svg:x1="15.859cm" svg:y1="10.017cm" svg:x2="14.081cm" svg:y2="11.795cm">
          <text:p/>
        </draw:line>
        <draw:line draw:style-name="gr4" draw:text-style-name="P1" draw:layer="layout" svg:x1="15.872cm" svg:y1="10.004cm" svg:x2="17.764cm" svg:y2="11.795cm">
          <text:p/>
        </draw:line>
        <draw:line draw:style-name="gr2" draw:text-style-name="P1" draw:layer="layout" svg:x1="15.859cm" svg:y1="10.017cm" svg:x2="15.859cm" svg:y2="8.239cm">
          <text:p/>
        </draw:line>
        <draw:path draw:style-name="gr5" draw:text-style-name="P1" draw:layer="layout" svg:width="6.071cm" svg:height="4.297cm" draw:transform="skewX (-0.0940732466824943) rotate (2.49599536327709) translate (13.5972154709827cm 13.6705869514829cm)" svg:viewBox="0 0 6072 4298" svg:d="M0 4298c4588-1 6072-4298 6072-4298">
          <text:p/>
        </draw:path>
        <draw:frame draw:style-name="gr6" draw:text-style-name="P2" draw:layer="layout" svg:width="1.895cm" svg:height="0.806cm" svg:x="16.674cm" svg:y="11.922cm">
          <draw:text-box>
            <text:p><text:span text:style-name="T1">EDU 4</text:span></text:p>
          </draw:text-box>
        </draw:frame>
        <draw:frame draw:style-name="gr6" draw:text-style-name="P2" draw:layer="layout" svg:width="1.895cm" svg:height="0.806cm" svg:x="13.192cm" svg:y="11.922cm">
          <draw:text-box>
            <text:p><text:span text:style-name="T1">EDU 3</text:span></text:p>
          </draw:text-box>
        </draw:frame>
        <draw:frame draw:style-name="gr6" draw:text-style-name="P2" draw:layer="layout" svg:width="1.895cm" svg:height="0.806cm" svg:x="9.689cm" svg:y="11.922cm">
          <draw:text-box>
            <text:p><text:span text:style-name="T1">EDU 2</text:span></text:p>
          </draw:text-box>
        </draw:frame>
        <draw:frame draw:style-name="gr6" draw:text-style-name="P2" draw:layer="layout" svg:width="1.895cm" svg:height="0.806cm" svg:x="6.26cm" svg:y="11.922cm">
          <draw:text-box>
            <text:p><text:span text:style-name="T1">EDU 1</text:span></text:p>
          </draw:text-box>
        </draw:frame>
        <draw:frame draw:style-name="gr6" draw:text-style-name="P3" draw:layer="layout" svg:width="3.093cm" svg:height="0.729cm" svg:x="7.388cm" svg:y="10.473cm">
          <draw:text-box>
            <text:p><text:span text:style-name="T2">Circumstance</text:span></text:p>
          </draw:text-box>
        </draw:frame>
        <draw:frame draw:style-name="gr6" draw:text-style-name="P3" draw:layer="layout" svg:width="2.788cm" svg:height="0.729cm" svg:x="10.906cm" svg:y="8.064cm">
          <draw:text-box>
            <text:p><text:span text:style-name="T2">Comparison</text:span></text:p>
          </draw:text-box>
        </draw:frame>
        <draw:frame draw:style-name="gr6" draw:text-style-name="P3" draw:layer="layout" svg:width="1.162cm" svg:height="0.729cm" svg:x="13.808cm" svg:y="10.531cm">
          <draw:text-box>
            <text:p><text:span text:style-name="T2">List</text:span></text:p>
          </draw:text-box>
        </draw:frame>
        <draw:frame draw:style-name="gr6" draw:text-style-name="P3" draw:layer="layout" svg:width="1.162cm" svg:height="0.729cm" svg:x="16.808cm" svg:y="10.532cm">
          <draw:text-box>
            <text:p><text:span text:style-name="T2">Li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5T09:38:25.361045059</meta:creation-date>
    <dc:date>2014-09-25T11:46:02.400357980</dc:date>
    <meta:editing-duration>PT1H40M37S</meta:editing-duration>
    <meta:editing-cycles>5</meta:editing-cycles>
    <meta:generator>LibreOffice/4.2.6.3$Linux_X86_64 LibreOffice_project/420m0$Build-3</meta:generator>
    <meta:document-statistic meta:object-count="20"/>
  </office:meta>
</office:document-meta>
</file>